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c4cd0"/>
    </style:style>
    <style:style style:name="P2" style:family="paragraph" style:parent-style-name="Heading_20_3">
      <style:paragraph-properties fo:break-before="page"/>
      <style:text-properties officeooo:paragraph-rsid="000dca76"/>
    </style:style>
    <style:style style:name="P3" style:family="paragraph" style:parent-style-name="Standard">
      <style:text-properties officeooo:rsid="000592a0" officeooo:paragraph-rsid="000592a0"/>
    </style:style>
    <style:style style:name="P4" style:family="paragraph" style:parent-style-name="Standard">
      <style:text-properties officeooo:rsid="000592a0" officeooo:paragraph-rsid="00080945"/>
    </style:style>
    <style:style style:name="P5" style:family="paragraph" style:parent-style-name="Standard">
      <style:text-properties officeooo:rsid="000592a0" officeooo:paragraph-rsid="000c4cd0"/>
    </style:style>
    <style:style style:name="P6" style:family="paragraph" style:parent-style-name="Standard">
      <style:text-properties officeooo:rsid="000592a0" officeooo:paragraph-rsid="000dca76"/>
    </style:style>
    <style:style style:name="P7" style:family="paragraph" style:parent-style-name="Standard">
      <style:text-properties officeooo:rsid="0006a0ae" officeooo:paragraph-rsid="0006a0ae"/>
    </style:style>
    <style:style style:name="P8" style:family="paragraph" style:parent-style-name="Standard">
      <style:text-properties officeooo:rsid="0006a0ae" officeooo:paragraph-rsid="00080945"/>
    </style:style>
    <style:style style:name="P9" style:family="paragraph" style:parent-style-name="Standard">
      <style:text-properties officeooo:rsid="0006a0ae" officeooo:paragraph-rsid="000c4cd0"/>
    </style:style>
    <style:style style:name="P10" style:family="paragraph" style:parent-style-name="Standard">
      <style:text-properties officeooo:rsid="0006a0ae" officeooo:paragraph-rsid="000dca76"/>
    </style:style>
    <style:style style:name="P11" style:family="paragraph" style:parent-style-name="Standard">
      <style:text-properties officeooo:rsid="00080945" officeooo:paragraph-rsid="00080945"/>
    </style:style>
    <style:style style:name="P12" style:family="paragraph" style:parent-style-name="Standard">
      <style:text-properties officeooo:rsid="00080945" officeooo:paragraph-rsid="000c4cd0"/>
    </style:style>
    <style:style style:name="P13" style:family="paragraph" style:parent-style-name="Standard">
      <style:text-properties officeooo:rsid="00080945" officeooo:paragraph-rsid="000dca76"/>
    </style:style>
    <style:style style:name="P14" style:family="paragraph" style:parent-style-name="Standard">
      <style:text-properties officeooo:rsid="00092289" officeooo:paragraph-rsid="00092289"/>
    </style:style>
    <style:style style:name="P15" style:family="paragraph" style:parent-style-name="Standard">
      <style:text-properties officeooo:rsid="00092289" officeooo:paragraph-rsid="000c4cd0"/>
    </style:style>
    <style:style style:name="P16" style:family="paragraph" style:parent-style-name="Standard">
      <style:text-properties officeooo:rsid="00092289" officeooo:paragraph-rsid="000dca76"/>
    </style:style>
    <style:style style:name="P17" style:family="paragraph" style:parent-style-name="Standard">
      <style:text-properties officeooo:rsid="000a9980" officeooo:paragraph-rsid="000a9980"/>
    </style:style>
    <style:style style:name="P18" style:family="paragraph" style:parent-style-name="Standard">
      <style:text-properties officeooo:rsid="000a9980" officeooo:paragraph-rsid="000c4cd0"/>
    </style:style>
    <style:style style:name="P19" style:family="paragraph" style:parent-style-name="Standard">
      <style:text-properties officeooo:rsid="000a9980" officeooo:paragraph-rsid="000dca76"/>
    </style:style>
    <style:style style:name="P20" style:family="paragraph" style:parent-style-name="Standard">
      <style:text-properties officeooo:paragraph-rsid="000c4cd0"/>
    </style:style>
    <style:style style:name="P21" style:family="paragraph" style:parent-style-name="Standard">
      <style:text-properties officeooo:paragraph-rsid="000dca76"/>
    </style:style>
    <style:style style:name="P22" style:family="paragraph" style:parent-style-name="Standard">
      <style:text-properties officeooo:rsid="001486b8" officeooo:paragraph-rsid="001486b8"/>
    </style:style>
    <style:style style:name="P23" style:family="paragraph" style:parent-style-name="Standard">
      <style:paragraph-properties fo:break-before="page"/>
      <style:text-properties officeooo:paragraph-rsid="000c4cd0"/>
    </style:style>
    <style:style style:name="T1" style:family="text">
      <style:text-properties officeooo:rsid="000592a0"/>
    </style:style>
    <style:style style:name="T2" style:family="text">
      <style:text-properties officeooo:rsid="0006a0ae"/>
    </style:style>
    <style:style style:name="T3" style:family="text">
      <style:text-properties officeooo:rsid="00080945"/>
    </style:style>
    <style:style style:name="T4" style:family="text">
      <style:text-properties officeooo:rsid="000c4cd0"/>
    </style:style>
    <style:style style:name="T5" style:family="text">
      <style:text-properties officeooo:rsid="000d645c"/>
    </style:style>
    <style:style style:name="T6" style:family="text">
      <style:text-properties officeooo:rsid="000dca76"/>
    </style:style>
    <style:style style:name="T7" style:family="text">
      <style:text-properties officeooo:rsid="000f23e7"/>
    </style:style>
    <style:style style:name="T8" style:family="text">
      <style:text-properties officeooo:rsid="0012ad63"/>
    </style:style>
    <style:style style:name="T9" style:family="text">
      <style:text-properties officeooo:rsid="001486b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fo:padding="0.049cm" fo:border="0.06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Základní vzorec pro převod <text:span text:style-name="T6">na </text:span>napětí na Brain AI</text:h>
      <text:p text:style-name="Standard"/>
      <text:p text:style-name="Standard"><draw:frame draw:style-name="fr1" draw:name="Objekt1" text:anchor-type="as-char" svg:y="-0.619cm" svg:width="5.595cm" svg:height="1.058cm" draw:z-index="0"><draw:object xlink:href="./Object 1" xlink:type="simple" xlink:show="embed" xlink:actuate="onLoad"/><draw:image xlink:href="./ObjectReplacements/Object 1" xlink:type="simple" xlink:show="embed" xlink:actuate="onLoad"/></draw:frame><text:s text:c="2"/><text:span text:style-name="T1">[Volt]</text:span></text:p>
      <text:p text:style-name="Standard"/>
      <text:p text:style-name="P3">V - výsledné napětí</text:p>
      <text:p text:style-name="P3">X - změřená 12 bitová hodnota <text:span text:style-name="T3">[0-4095]</text:span></text:p>
      <text:p text:style-name="P3">T – konstanta z registru R1009 (interní hodnota z SoC) <text:span text:style-name="T3">[~12208]</text:span></text:p>
      <text:p text:style-name="P3">P – konstanta z registru R5 (zkalibrovaná hodnota pro interní referenci) <text:span text:style-name="T3">[~11328]</text:span></text:p>
      <text:p text:style-name="P4">E – kalibrační odchylka <text:span text:style-name="T2">strmosti (z registru R ..)</text:span> <text:s/><text:span text:style-name="T3">[ 0 ~ 20 ]</text:span>, v nových fw je 0</text:p>
      <text:p text:style-name="P8">F – kalibrační odchylka offset (z registru R ..)<text:span text:style-name="T1"> [ 0 ~ 50 ], v nových fw je 0</text:span></text:p>
      <text:p text:style-name="P7"/>
      <text:p text:style-name="P7"><draw:frame draw:style-name="fr1" draw:name="Objekt2" text:anchor-type="as-char" svg:y="-0.711cm" svg:width="5.823cm" svg:height="1.148cm" draw:z-index="1"><draw:object xlink:href="./Object 2" xlink:type="simple" xlink:show="embed" xlink:actuate="onLoad"/><draw:image xlink:href="./ObjectReplacements/Object 2" xlink:type="simple" xlink:show="embed" xlink:actuate="onLoad"/></draw:frame><text:s/>[miliVolt]</text:p>
      <text:p text:style-name="P7"/>
      <text:p text:style-name="P11">posuneme řád o 14 bitů </text:p>
      <text:p text:style-name="P11"/>
      <text:p text:style-name="P11"><draw:frame draw:style-name="fr1" draw:name="Objekt3" text:anchor-type="as-char" svg:y="-0.711cm" svg:width="7.235cm" svg:height="1.148cm" draw:z-index="2"><draw:object xlink:href="./Object 3" xlink:type="simple" xlink:show="embed" xlink:actuate="onLoad"/><draw:image xlink:href="./ObjectReplacements/Object 3" xlink:type="simple" xlink:show="embed" xlink:actuate="onLoad"/></draw:frame><text:s/>[miliVolt*16384]</text:p>
      <text:p text:style-name="P11"/>
      <text:p text:style-name="P11">z toho vychází k14 a f14</text:p>
      <text:p text:style-name="P11"/>
      <text:p text:style-name="P11"><draw:frame draw:style-name="fr1" draw:name="Objekt4" text:anchor-type="as-char" svg:y="-1.3cm" svg:width="5.191cm" svg:height="1.677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text:s text:c="2"/><draw:frame draw:style-name="fr1" draw:name="Objekt5" text:anchor-type="as-char" svg:y="-0.681cm" svg:width="2.381cm" svg:height="1.058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p>
      <text:p text:style-name="P11"/>
      <text:p text:style-name="P14">K výpočtu konstanty k14 je potřeba: </text:p>
      <text:p text:style-name="P14">první jmenovatel 2+14+14<text:span text:style-name="T6">+14</text:span> = <text:span text:style-name="T6">44</text:span>b <text:s/></text:p>
      <text:p text:style-name="P14"><text:tab/>podíl <text:tab/><text:tab/>-13 = <text:span text:style-name="T6">31</text:span>b</text:p>
      <text:p text:style-name="P14"><text:tab/>podíl<text:tab/><text:tab/>-13 = 18b</text:p>
      <text:p text:style-name="P14"><text:span text:style-name="T6">Použít</text:span> <text:span text:style-name="T6">64</text:span>bitov<text:span text:style-name="T6">ou</text:span> aritmetik<text:span text:style-name="T6">u</text:span>, výsledek je max 18bitů </text:p>
      <text:p text:style-name="P14"/>
      <text:p text:style-name="P17">Výsledný vzorec pro převod do mV je</text:p>
      <text:p text:style-name="P17"/>
      <text:p text:style-name="P14"><draw:frame draw:style-name="fr2" draw:name="Objekt6" text:anchor-type="as-char" svg:y="-0.67cm" svg:width="3.655cm" svg:height="1.161cm" draw:z-index="5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14"/>
      <text:p text:style-name="P23"/>
      <text:h text:style-name="P1" text:outline-level="3">Základní vzorec pro převod <text:span text:style-name="T6">na proud</text:span> na Brain AI</text:h>
      <text:p text:style-name="P20"/>
      <text:p text:style-name="P20"><draw:frame draw:style-name="fr1" draw:name="Objekt8" text:anchor-type="as-char" svg:y="-0.619cm" svg:width="5.794cm" svg:height="1.058cm" draw:z-index="7"><draw:object xlink:href="./Object 8" xlink:type="simple" xlink:show="embed" xlink:actuate="onLoad"/><draw:image xlink:href="./ObjectReplacements/Object 8" xlink:type="simple" xlink:show="embed" xlink:actuate="onLoad"/><svg:desc>vzorec</svg:desc></draw:frame><text:s text:c="2"/><text:span text:style-name="T1">[mA]</text:span></text:p>
      <text:p text:style-name="P20"/>
      <text:p text:style-name="P5"><text:span text:style-name="T5">mA</text:span> - výsledn<text:span text:style-name="T4">ý</text:span> <text:span text:style-name="T4">proud</text:span></text:p>
      <text:p text:style-name="P5">X - změřená 12 bitová hodnota <text:span text:style-name="T3">[0-4095]</text:span></text:p>
      <text:p text:style-name="P5">T – konstanta z registru R1009 (interní hodnota z SoC) <text:span text:style-name="T3">[~12208]</text:span></text:p>
      <text:p text:style-name="P5">P – konstanta z registru R5 (zkalibrovaná hodnota pro interní referenci) <text:span text:style-name="T3">[~11328]</text:span></text:p>
      <text:p text:style-name="P5">E – kalibrační odchylka <text:span text:style-name="T2">strmosti (z registru R ..)</text:span> <text:s/><text:span text:style-name="T3">[ 0 ~ 20 ]</text:span>, v nových fw je 0</text:p>
      <text:p text:style-name="P9">F – kalibrační odchylka offset (z registru R ..)<text:span text:style-name="T1"> [ 0 ~ 50 ], v nových fw je 0</text:span></text:p>
      <text:p text:style-name="P9"/>
      <text:p text:style-name="P9"><draw:frame draw:style-name="fr1" draw:name="Objekt9" text:anchor-type="as-char" svg:y="-0.711cm" svg:width="5.89cm" svg:height="1.148cm" draw:z-index="8"><draw:object xlink:href="./Object 9" xlink:type="simple" xlink:show="embed" xlink:actuate="onLoad"/><draw:image xlink:href="./ObjectReplacements/Object 9" xlink:type="simple" xlink:show="embed" xlink:actuate="onLoad"/><svg:desc>vzorec</svg:desc></draw:frame><text:s/>[<text:span text:style-name="T5">microA</text:span>]</text:p>
      <text:p text:style-name="P9"/>
      <text:p text:style-name="P12">posuneme řád o 1<text:span text:style-name="T5">3</text:span> bitů </text:p>
      <text:p text:style-name="P12"/>
      <text:p text:style-name="P12"><draw:frame draw:style-name="fr1" draw:name="Objekt10" text:anchor-type="as-char" svg:y="-0.711cm" svg:width="7.295cm" svg:height="1.148cm" draw:z-index="9"><draw:object xlink:href="./Object 10" xlink:type="simple" xlink:show="embed" xlink:actuate="onLoad"/><draw:image xlink:href="./ObjectReplacements/Object 10" xlink:type="simple" xlink:show="embed" xlink:actuate="onLoad"/><svg:desc>vzorec</svg:desc></draw:frame><text:s/>[<text:span text:style-name="T6">uA</text:span>*<text:span text:style-name="T6">8192</text:span>]</text:p>
      <text:p text:style-name="P12"/>
      <text:p text:style-name="P12">z toho vychází k1<text:span text:style-name="T5">3</text:span> a f1<text:span text:style-name="T5">3</text:span></text:p>
      <text:p text:style-name="P12"/>
      <text:p text:style-name="P12"><draw:frame draw:style-name="fr1" draw:name="Objekt11" text:anchor-type="as-char" svg:y="-1.3cm" svg:width="5.258cm" svg:height="1.677cm" draw:z-index="10"><draw:object xlink:href="./Object 11" xlink:type="simple" xlink:show="embed" xlink:actuate="onLoad"/><draw:image xlink:href="./ObjectReplacements/Object 11" xlink:type="simple" xlink:show="embed" xlink:actuate="onLoad"/><svg:desc>vzorec</svg:desc></draw:frame><text:s text:c="2"/><draw:frame draw:style-name="fr1" draw:name="Objekt12" text:anchor-type="as-char" svg:y="-0.681cm" svg:width="2.364cm" svg:height="1.058cm" draw:z-index="11"><draw:object xlink:href="./Object 12" xlink:type="simple" xlink:show="embed" xlink:actuate="onLoad"/><draw:image xlink:href="./ObjectReplacements/Object 12" xlink:type="simple" xlink:show="embed" xlink:actuate="onLoad"/><svg:desc>vzorec</svg:desc></draw:frame></text:p>
      <text:p text:style-name="P12"/>
      <text:p text:style-name="P15">K výpočtu konstanty k1<text:span text:style-name="T5">3</text:span> je potřeba: </text:p>
      <text:p text:style-name="P15">první jmenovatel <text:span text:style-name="T5">1</text:span>+1<text:span text:style-name="T5">6</text:span>+14<text:span text:style-name="T6">+14</text:span> = <text:span text:style-name="T6">45</text:span>b <text:s/></text:p>
      <text:p text:style-name="P15"><text:tab/>podíl <text:tab/><text:tab/>-13 = <text:span text:style-name="T6">32</text:span>b</text:p>
      <text:p text:style-name="P15"><text:tab/>podíl<text:tab/><text:tab/>-13 = 1<text:span text:style-name="T5">9</text:span>b</text:p>
      <text:p text:style-name="P16"><text:span text:style-name="T6">Použít</text:span> <text:span text:style-name="T6">64</text:span>bitov<text:span text:style-name="T6">ou</text:span> aritmetik<text:span text:style-name="T6">u</text:span>, výsledek je max 1<text:span text:style-name="T6">9</text:span>bitů </text:p>
      <text:p text:style-name="P16"/>
      <text:p text:style-name="P18">Výsledný vzorec pro převod do mV je</text:p>
      <text:p text:style-name="P18"/>
      <text:p text:style-name="P15"><draw:frame draw:style-name="fr2" draw:name="Objekt7" text:anchor-type="as-char" svg:y="-0.67cm" svg:width="3.496cm" svg:height="1.161cm" draw:z-index="6"><draw:object xlink:href="./Object 7" xlink:type="simple" xlink:show="embed" xlink:actuate="onLoad"/><draw:image xlink:href="./ObjectReplacements/Object 7" xlink:type="simple" xlink:show="embed" xlink:actuate="onLoad"/><svg:desc>vzorec</svg:desc></draw:frame></text:p>
      <text:p text:style-name="P15"/>
      <text:h text:style-name="P2" text:outline-level="3">Základní vzorec pro převod napětí na <text:span text:style-name="T6">registr </text:span>Brain AI</text:h>
      <text:p text:style-name="P21"/>
      <text:p text:style-name="P21"><draw:frame draw:style-name="fr1" draw:name="Objekt13" text:anchor-type="as-char" svg:y="-1.21cm" svg:width="5.048cm" svg:height="2.178cm" draw:z-index="12"><draw:object xlink:href="./Object 13" xlink:type="simple" xlink:show="embed" xlink:actuate="onLoad"/><draw:image xlink:href="./ObjectReplacements/Object 13" xlink:type="simple" xlink:show="embed" xlink:actuate="onLoad"/><svg:desc>vzorec</svg:desc></draw:frame><text:s text:c="2"/><text:span text:style-name="T1">[-, Volt]</text:span></text:p>
      <text:p text:style-name="P21"/>
      <text:p text:style-name="P6">V – <text:span text:style-name="T6">požadované n</text:span>apětí</text:p>
      <text:p text:style-name="P6">X - <text:span text:style-name="T6">výsledná</text:span> 12 bitová hodnota <text:span text:style-name="T6">registru [0-4095]</text:span></text:p>
      <text:p text:style-name="P6">T – konstanta z registru R1009 (interní hodnota z SoC) <text:span text:style-name="T3">[~12208]</text:span></text:p>
      <text:p text:style-name="P6">P – konstanta z registru R5 (zkalibrovaná hodnota pro interní referenci) <text:span text:style-name="T3">[~11328]</text:span></text:p>
      <text:p text:style-name="P6">E – kalibrační odchylka <text:span text:style-name="T2">strmosti (z registru R ..)</text:span> <text:s/><text:span text:style-name="T3">[ 0 ~ 20 ]</text:span>, v nových fw je 0</text:p>
      <text:p text:style-name="P10">F – kalibrační odchylka offset (z registru R ..)<text:span text:style-name="T1"> [ 0 ~ 50 ], v nových fw je 0</text:span></text:p>
      <text:p text:style-name="P10"/>
      <text:p text:style-name="P10"><draw:frame draw:style-name="fr1" draw:name="Objekt14" text:anchor-type="as-char" svg:y="-1.21cm" svg:width="5.048cm" svg:height="2.178cm" draw:z-index="16"><draw:object xlink:href="./Object 14" xlink:type="simple" xlink:show="embed" xlink:actuate="onLoad"/><draw:image xlink:href="./ObjectReplacements/Object 14" xlink:type="simple" xlink:show="embed" xlink:actuate="onLoad"/><svg:desc>vzorec</svg:desc></draw:frame><text:s/>[-, <text:span text:style-name="T7">miliVolt</text:span>]</text:p>
      <text:p text:style-name="P10"/>
      <text:p text:style-name="P10"><draw:frame draw:style-name="fr1" draw:name="Objekt19" text:anchor-type="as-char" svg:y="-1.15cm" svg:width="10.229cm" svg:height="2.238cm" draw:z-index="17"><draw:object xlink:href="./Object 19" xlink:type="simple" xlink:show="embed" xlink:actuate="onLoad"/><draw:image xlink:href="./ObjectReplacements/Object 19" xlink:type="simple" xlink:show="embed" xlink:actuate="onLoad"/><svg:desc>vzorec</svg:desc></draw:frame></text:p>
      <text:p text:style-name="P13"/>
      <text:p text:style-name="P13"><draw:frame draw:style-name="fr1" draw:name="Objekt20" text:anchor-type="as-char" svg:y="-0.711cm" svg:width="10.291cm" svg:height="1.178cm" draw:z-index="18"><draw:object xlink:href="./Object 20" xlink:type="simple" xlink:show="embed" xlink:actuate="onLoad"/><draw:image xlink:href="./ObjectReplacements/Object 20" xlink:type="simple" xlink:show="embed" xlink:actuate="onLoad"/><svg:desc>vzorec</svg:desc></draw:frame></text:p>
      <text:p text:style-name="P13"/>
      <text:p text:style-name="P13"/>
      <text:p text:style-name="P13">z toho vychází k1<text:span text:style-name="T9">6</text:span> a f1<text:span text:style-name="T9">6</text:span> <text:span text:style-name="T8">při použití faktoru 16bitu</text:span></text:p>
      <text:p text:style-name="P13"/>
      <text:p text:style-name="P13"><draw:frame draw:style-name="fr1" draw:name="Objekt16" text:anchor-type="as-char" svg:y="-0.711cm" svg:width="5.135cm" svg:height="1.178cm" draw:z-index="13"><draw:object xlink:href="./Object 16" xlink:type="simple" xlink:show="embed" xlink:actuate="onLoad"/><draw:image xlink:href="./ObjectReplacements/Object 16" xlink:type="simple" xlink:show="embed" xlink:actuate="onLoad"/><svg:desc>vzorec</svg:desc></draw:frame><text:s text:c="2"/><draw:frame draw:style-name="fr1" draw:name="Objekt17" text:anchor-type="as-char" svg:y="-0.711cm" svg:width="4.547cm" svg:height="1.088cm" draw:z-index="14"><draw:object xlink:href="./Object 17" xlink:type="simple" xlink:show="embed" xlink:actuate="onLoad"/><draw:image xlink:href="./ObjectReplacements/Object 17" xlink:type="simple" xlink:show="embed" xlink:actuate="onLoad"/><svg:desc>vzorec</svg:desc></draw:frame></text:p>
      <text:p text:style-name="P13"/>
      <text:p text:style-name="P16">K výpočtu konstanty k1<text:span text:style-name="T9">6</text:span> je potřeba: </text:p>
      <text:p text:style-name="P16">první jmenovatel 14+1<text:span text:style-name="T8">2+14</text:span> <text:span text:style-name="T8">+16</text:span>= <text:span text:style-name="T8">46</text:span>b <text:s/></text:p>
      <text:p text:style-name="P22">vysledek cca 15b</text:p>
      <text:p text:style-name="P16"><text:span text:style-name="T6">Použít</text:span> <text:span text:style-name="T6">64</text:span>bitov<text:span text:style-name="T6">ou</text:span> aritmetik<text:span text:style-name="T6">u</text:span></text:p>
      <text:p text:style-name="P16"/>
      <text:p text:style-name="P19">Výsledný vzorec pro převod do mV je</text:p>
      <text:p text:style-name="P19"/>
      <text:p text:style-name="P16"><draw:frame draw:style-name="fr2" draw:name="Objekt18" text:anchor-type="as-char" svg:y="-0.67cm" svg:width="3.706cm" svg:height="1.161cm" draw:z-index="15"><draw:object xlink:href="./Object 18" xlink:type="simple" xlink:show="embed" xlink:actuate="onLoad"/><draw:image xlink:href="./ObjectReplacements/Object 18" xlink:type="simple" xlink:show="embed" xlink:actuate="onLoad"/><svg:desc>vzorec</svg:desc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9:16:27.350616375</meta:creation-date>
    <dc:date>2021-11-23T23:01:48.806494333</dc:date>
    <meta:editing-duration>PT24M29S</meta:editing-duration>
    <meta:editing-cycles>4</meta:editing-cycles>
    <meta:generator>LibreOffice/6.1.5.2$Linux_X86_64 LibreOffice_project/10$Build-2</meta:generator>
    <meta:document-statistic meta:table-count="0" meta:image-count="0" meta:object-count="19" meta:page-count="3" meta:paragraph-count="59" meta:word-count="363" meta:character-count="2007" meta:non-whitespace-character-count="1639"/>
  </office:meta>
</office:document-meta>
</file>

<file path=Object 1/content.xml><?xml version="1.0" encoding="utf-8"?>
<math xmlns="http://www.w3.org/1998/Math/MathML" display="block">
  <semantics>
    <mrow>
      <mi>V</mi>
      <mo stretchy="false">=</mo>
      <mrow>
        <mrow>
          <mi>X</mi>
          <mo stretchy="false">⋅</mo>
          <mrow>
            <mo fence="true" stretchy="false">(</mo>
            <mrow>
              <mfrac>
                <mi>T</mi>
                <mi>P</mi>
              </mfrac>
            </mrow>
            <mo fence="true" stretchy="false">)</mo>
          </mrow>
          <mo stretchy="false">⋅</mo>
          <mrow>
            <mo fence="true" stretchy="false">(</mo>
            <mrow>
              <mfrac>
                <mn>9,9</mn>
                <msup>
                  <mn>2</mn>
                  <mn>12</mn>
                </msup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n>1</mn>
                <mo stretchy="false">+</mo>
                <mfrac>
                  <mi>E</mi>
                  <msup>
                    <mn>10</mn>
                    <mn>4</mn>
                  </msup>
                </mfrac>
              </mrow>
            </mrow>
            <mo fence="true" stretchy="false">)</mo>
          </mrow>
        </mrow>
        <mo stretchy="false">+</mo>
        <mfrac>
          <mi>F</mi>
          <msup>
            <mn>10</mn>
            <mn>4</mn>
          </msup>
        </mfrac>
      </mrow>
    </mrow>
    <annotation encoding="StarMath 5.0">V=X cdot ( { T } over { P } ) cdot ( { 9,9 } over { 2^12 } )  cdot (1+{E} over { 10^4 }) +  F over 10^4 </annotation>
  </semantics>
</math>
</file>

<file path=Object 10/content.xml><?xml version="1.0" encoding="utf-8"?>
<math xmlns="http://www.w3.org/1998/Math/MathML" display="block">
  <semantics>
    <mrow>
      <mi>m</mi>
      <mrow>
        <mn>13</mn>
        <mo stretchy="false">=</mo>
        <mrow>
          <mrow>
            <mi>X</mi>
            <mo stretchy="false">∗</mo>
            <mfrac>
              <mrow>
                <mn>2</mn>
                <mo stretchy="false">∗</mo>
                <mn>33000</mn>
                <mo stretchy="false">∗</mo>
                <mi>T</mi>
                <mo stretchy="false">∗</mo>
                <mrow>
                  <mo fence="true" stretchy="false">(</mo>
                  <mrow>
                    <mrow>
                      <msup>
                        <mn>10</mn>
                        <mn>4</mn>
                      </msup>
                      <mo stretchy="false">+</mo>
                      <mi>E</mi>
                    </mrow>
                  </mrow>
                  <mo fence="true" stretchy="false">)</mo>
                </mrow>
              </mrow>
              <mrow>
                <msup>
                  <mn>10</mn>
                  <mn>4</mn>
                </msup>
                <mo stretchy="false">∗</mo>
                <mi>P</mi>
              </mrow>
            </mfrac>
          </mrow>
          <mo stretchy="false">+</mo>
          <mfrac>
            <mrow>
              <msup>
                <mn>2</mn>
                <mn>13</mn>
              </msup>
              <mo stretchy="false">∗</mo>
              <mi>F</mi>
            </mrow>
            <mn>10</mn>
          </mfrac>
        </mrow>
      </mrow>
    </mrow>
    <annotation encoding="StarMath 5.0">m13 = X * {{2 * 33000 * T * (10^4+E)} over {10^4 *P}} + { {2^13*F} over 10 }</annotation>
  </semantics>
</math>
</file>

<file path=Object 11/content.xml><?xml version="1.0" encoding="utf-8"?>
<math xmlns="http://www.w3.org/1998/Math/MathML" display="block">
  <semantics>
    <mrow>
      <mi>k</mi>
      <mrow>
        <mn>13</mn>
        <mo stretchy="false">=</mo>
        <mfrac>
          <mfrac>
            <mrow>
              <mn>2</mn>
              <mo stretchy="false">∗</mo>
              <mn>33000</mn>
              <mo stretchy="false">∗</mo>
              <mi>T</mi>
              <mo stretchy="false">∗</mo>
              <mrow>
                <mo fence="true" stretchy="false">(</mo>
                <mrow>
                  <mrow>
                    <msup>
                      <mn>10</mn>
                      <mn>4</mn>
                    </msup>
                    <mo stretchy="false">+</mo>
                    <mi>E</mi>
                  </mrow>
                </mrow>
                <mo fence="true" stretchy="false">)</mo>
              </mrow>
            </mrow>
            <msup>
              <mn>10</mn>
              <mn>4</mn>
            </msup>
          </mfrac>
          <mi>P</mi>
        </mfrac>
      </mrow>
    </mrow>
    <annotation encoding="StarMath 5.0">k13 = {{2 * 33000 * T*(10^4+E)} over {10^4} } over {P}
</annotation>
  </semantics>
</math>
</file>

<file path=Object 12/content.xml><?xml version="1.0" encoding="utf-8"?>
<math xmlns="http://www.w3.org/1998/Math/MathML" display="block">
  <semantics>
    <mrow>
      <mi>f</mi>
      <mrow>
        <mn>13</mn>
        <mo stretchy="false">=</mo>
        <mfrac>
          <mrow>
            <msup>
              <mn>2</mn>
              <mn>13</mn>
            </msup>
            <mo stretchy="false">∗</mo>
            <mi>F</mi>
          </mrow>
          <mn>10</mn>
        </mfrac>
      </mrow>
    </mrow>
    <annotation encoding="StarMath 5.0">f13 = { {2^13*F} over 10 }</annotation>
  </semantics>
</math>
</file>

<file path=Object 13/content.xml><?xml version="1.0" encoding="utf-8"?>
<math xmlns="http://www.w3.org/1998/Math/MathML" display="block">
  <semantics>
    <mrow>
      <mi>X</mi>
      <mo stretchy="false">=</mo>
      <mfrac>
        <mrow>
          <mo fence="true" stretchy="false">(</mo>
          <mrow>
            <mrow>
              <mi>V</mi>
              <mo stretchy="false">−</mo>
              <mrow>
                <mo fence="true" stretchy="false">(</mo>
                <mrow>
                  <mfrac>
                    <mi>F</mi>
                    <msup>
                      <mn>10</mn>
                      <mn>4</mn>
                    </msup>
                  </mfrac>
                </mrow>
                <mo fence="true" stretchy="false">)</mo>
              </mrow>
            </mrow>
          </mrow>
          <mo fence="true" stretchy="false">)</mo>
        </mrow>
        <mrow>
          <mrow>
            <mo fence="true" stretchy="false">(</mo>
            <mrow>
              <mfrac>
                <mi>T</mi>
                <mi>P</mi>
              </mfrac>
            </mrow>
            <mo fence="true" stretchy="false">)</mo>
          </mrow>
          <mo stretchy="false">∗</mo>
          <mrow>
            <mo fence="true" stretchy="false">(</mo>
            <mrow>
              <mfrac>
                <mn>9,9</mn>
                <mrow>
                  <msup>
                    <mn>2</mn>
                    <mn>12</mn>
                  </msup>
                  <mo stretchy="false">−</mo>
                  <mn>1</mn>
                </mrow>
              </mfrac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o stretchy="false">+</mo>
                <mfrac>
                  <mi>E</mi>
                  <msup>
                    <mn>10</mn>
                    <mn>4</mn>
                  </msup>
                </mfrac>
              </mrow>
            </mrow>
            <mo fence="true" stretchy="false">)</mo>
          </mrow>
        </mrow>
      </mfrac>
    </mrow>
    <annotation encoding="StarMath 5.0">X=(V - (F over 10^4)) over {( { T } over { P } )*( { 9,9 } over { 2^12-1 })*(1+{E} over { 10^4 })}</annotation>
  </semantics>
</math>
</file>

<file path=Object 14/content.xml><?xml version="1.0" encoding="utf-8"?>
<math xmlns="http://www.w3.org/1998/Math/MathML" display="block">
  <semantics>
    <mrow>
      <mi>X</mi>
      <mo stretchy="false">=</mo>
      <mfrac>
        <mrow>
          <mo fence="true" stretchy="false">(</mo>
          <mrow>
            <mrow>
              <mrow>
                <mn>1000</mn>
                <mo stretchy="false">∗</mo>
                <mi mathvariant="italic">mV</mi>
              </mrow>
              <mo stretchy="false">−</mo>
              <mrow>
                <mo fence="true" stretchy="false">(</mo>
                <mrow>
                  <mfrac>
                    <mi>F</mi>
                    <msup>
                      <mn>10</mn>
                      <mn>4</mn>
                    </msup>
                  </mfrac>
                </mrow>
                <mo fence="true" stretchy="false">)</mo>
              </mrow>
            </mrow>
          </mrow>
          <mo fence="true" stretchy="false">)</mo>
        </mrow>
        <mrow>
          <mrow>
            <mo fence="true" stretchy="false">(</mo>
            <mrow>
              <mfrac>
                <mi>T</mi>
                <mi>P</mi>
              </mfrac>
            </mrow>
            <mo fence="true" stretchy="false">)</mo>
          </mrow>
          <mo stretchy="false">∗</mo>
          <mrow>
            <mo fence="true" stretchy="false">(</mo>
            <mrow>
              <mfrac>
                <mn>9,9</mn>
                <mrow>
                  <msup>
                    <mn>2</mn>
                    <mn>12</mn>
                  </msup>
                  <mo stretchy="false">−</mo>
                  <mn>1</mn>
                </mrow>
              </mfrac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o stretchy="false">+</mo>
                <mfrac>
                  <mi>E</mi>
                  <msup>
                    <mn>10</mn>
                    <mn>4</mn>
                  </msup>
                </mfrac>
              </mrow>
            </mrow>
            <mo fence="true" stretchy="false">)</mo>
          </mrow>
        </mrow>
      </mfrac>
    </mrow>
    <annotation encoding="StarMath 5.0">X=(1000*mV - (F over 10^4)) over {( { T } over { P } )*( { 9,9 } over { 2^12-1 })*(1+{E} over { 10^4 })}</annotation>
  </semantics>
</math>
</file>

<file path=Object 16/content.xml><?xml version="1.0" encoding="utf-8"?>
<math xmlns="http://www.w3.org/1998/Math/MathML" display="block">
  <semantics>
    <mrow>
      <mi>k</mi>
      <mrow>
        <mn>16</mn>
        <mo stretchy="false">=</mo>
        <mrow>
          <mo fence="true" stretchy="false">(</mo>
          <mrow>
            <mfrac>
              <mrow>
                <msup>
                  <mn>2</mn>
                  <mn>16</mn>
                </msup>
                <mo stretchy="false">∗</mo>
                <mi>P</mi>
                <mo stretchy="false">∗</mo>
                <mrow>
                  <mo fence="true" stretchy="false">(</mo>
                  <mrow>
                    <mrow>
                      <msup>
                        <mn>2</mn>
                        <mn>12</mn>
                      </msup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sup>
                  <mn>10</mn>
                  <mn>4</mn>
                </msup>
              </mrow>
              <mrow>
                <mi>T</mi>
                <mo stretchy="false">∗</mo>
                <mn>9900</mn>
                <mo stretchy="false">∗</mo>
                <mrow>
                  <mo fence="true" stretchy="false">(</mo>
                  <mrow>
                    <mrow>
                      <msup>
                        <mn>10</mn>
                        <mn>4</mn>
                      </msup>
                      <mo stretchy="false">+</mo>
                      <mi>E</mi>
                    </mrow>
                  </mrow>
                  <mo fence="true" stretchy="false">)</mo>
                </mrow>
              </mrow>
            </mfrac>
          </mrow>
          <mo fence="true" stretchy="false">)</mo>
        </mrow>
      </mrow>
    </mrow>
    <annotation encoding="StarMath 5.0">k16 = ({ 2^16 *P*(2^12-1)* 10^4} over { T * 9900 * (10^4+E)})
</annotation>
  </semantics>
</math>
</file>

<file path=Object 17/content.xml><?xml version="1.0" encoding="utf-8"?>
<math xmlns="http://www.w3.org/1998/Math/MathML" display="block">
  <semantics>
    <mrow>
      <mi>f</mi>
      <mrow>
        <mn>16</mn>
        <mo stretchy="false">≈</mo>
        <mfrac>
          <mrow>
            <msup>
              <mn>2</mn>
              <mn>16</mn>
            </msup>
            <mo stretchy="false">∗</mo>
            <mi>F</mi>
            <mo stretchy="false">∗</mo>
            <mi>P</mi>
            <mo stretchy="false">∗</mo>
            <mrow>
              <mo fence="true" stretchy="false">(</mo>
              <mrow>
                <mrow>
                  <msup>
                    <mn>2</mn>
                    <mn>12</mn>
                  </msup>
                  <mo stretchy="false">−</mo>
                  <mn>1</mn>
                </mrow>
              </mrow>
              <mo fence="true" stretchy="false">)</mo>
            </mrow>
          </mrow>
          <mrow>
            <mi>T</mi>
            <mo stretchy="false">∗</mo>
            <mn>9900</mn>
            <mo stretchy="false">∗</mo>
            <mn>10</mn>
          </mrow>
        </mfrac>
      </mrow>
    </mrow>
    <annotation encoding="StarMath 5.0">f16 approx { 2^16*F*P*(2^12-1)} over { T * 9900 *10}</annotation>
  </semantics>
</math>
</file>

<file path=Object 18/content.xml><?xml version="1.0" encoding="utf-8"?>
<math xmlns="http://www.w3.org/1998/Math/MathML" display="block">
  <semantics>
    <mrow>
      <mi>X</mi>
      <mo stretchy="false">=</mo>
      <mfrac>
        <mrow>
          <mrow>
            <mi mathvariant="italic">mV</mi>
            <mo stretchy="false">∗</mo>
            <mi>k</mi>
          </mrow>
          <mrow>
            <mn>16</mn>
            <mo stretchy="false">−</mo>
            <mi>f</mi>
          </mrow>
          <mn>16</mn>
        </mrow>
        <msup>
          <mn>2</mn>
          <mn>16</mn>
        </msup>
      </mfrac>
    </mrow>
    <annotation encoding="StarMath 5.0">X = {mV * k16 - f16} over 2^16
</annotation>
  </semantics>
</math>
</file>

<file path=Object 19/content.xml><?xml version="1.0" encoding="utf-8"?>
<math xmlns="http://www.w3.org/1998/Math/MathML" display="block">
  <semantics>
    <mrow>
      <mi>X</mi>
      <mo stretchy="false">=</mo>
      <mfrac>
        <mrow>
          <mi mathvariant="italic">mV</mi>
          <mo stretchy="false">−</mo>
          <mrow>
            <mo fence="true" stretchy="false">(</mo>
            <mrow>
              <mfrac>
                <mi>F</mi>
                <mn>10</mn>
              </mfrac>
            </mrow>
            <mo fence="true" stretchy="false">)</mo>
          </mrow>
        </mrow>
        <mrow>
          <mrow>
            <mo fence="true" stretchy="false">(</mo>
            <mrow>
              <mfrac>
                <mi>T</mi>
                <mi>P</mi>
              </mfrac>
            </mrow>
            <mo fence="true" stretchy="false">)</mo>
          </mrow>
          <mo stretchy="false">∗</mo>
          <mrow>
            <mo fence="true" stretchy="false">(</mo>
            <mrow>
              <mfrac>
                <mn>9,9</mn>
                <mrow>
                  <mo fence="true" stretchy="false">(</mo>
                  <mrow>
                    <mrow>
                      <msup>
                        <mn>2</mn>
                        <mn>12</mn>
                      </msup>
                      <mo stretchy="false">−</mo>
                      <mn>1</mn>
                    </mrow>
                  </mrow>
                  <mo fence="true" stretchy="false">)</mo>
                </mrow>
              </mfrac>
            </mrow>
            <mo fence="true" stretchy="false">)</mo>
          </mrow>
          <mo stretchy="false">∗</mo>
          <mrow>
            <mo fence="true" stretchy="false">(</mo>
            <mrow>
              <mfrac>
                <mrow>
                  <mo fence="true" stretchy="false">(</mo>
                  <mrow>
                    <mrow>
                      <msup>
                        <mn>10</mn>
                        <mn>4</mn>
                      </msup>
                      <mo stretchy="false">+</mo>
                      <mi>E</mi>
                    </mrow>
                  </mrow>
                  <mo fence="true" stretchy="false">)</mo>
                </mrow>
                <msup>
                  <mn>10</mn>
                  <mn>4</mn>
                </msup>
              </mfrac>
            </mrow>
            <mo fence="true" stretchy="false">)</mo>
          </mrow>
          <mo stretchy="false">∗</mo>
          <msup>
            <mn>10</mn>
            <mn>3</mn>
          </msup>
        </mrow>
      </mfrac>
      <mo stretchy="false">=</mo>
      <mfrac>
        <mrow>
          <mi mathvariant="italic">mV</mi>
          <mo stretchy="false">−</mo>
          <mrow>
            <mo fence="true" stretchy="false">(</mo>
            <mrow>
              <mfrac>
                <mi>F</mi>
                <mn>10</mn>
              </mfrac>
            </mrow>
            <mo fence="true" stretchy="false">)</mo>
          </mrow>
        </mrow>
        <mfrac>
          <mrow>
            <mi>T</mi>
            <mo stretchy="false">∗</mo>
            <mn>9900</mn>
            <mo stretchy="false">∗</mo>
            <mrow>
              <mo fence="true" stretchy="false">(</mo>
              <mrow>
                <mrow>
                  <msup>
                    <mn>10</mn>
                    <mn>4</mn>
                  </msup>
                  <mo stretchy="false">+</mo>
                  <mi>E</mi>
                </mrow>
              </mrow>
              <mo fence="true" stretchy="false">)</mo>
            </mrow>
          </mrow>
          <mrow>
            <mi>P</mi>
            <mo stretchy="false">∗</mo>
            <mrow>
              <mo fence="true" stretchy="false">(</mo>
              <mrow>
                <mrow>
                  <msup>
                    <mn>2</mn>
                    <mn>12</mn>
                  </msup>
                  <mo stretchy="false">−</mo>
                  <mn>1</mn>
                </mrow>
              </mrow>
              <mo fence="true" stretchy="false">)</mo>
            </mrow>
            <mo stretchy="false">∗</mo>
            <msup>
              <mn>10</mn>
              <mn>4</mn>
            </msup>
          </mrow>
        </mfrac>
      </mfrac>
    </mrow>
    <annotation encoding="StarMath 5.0">X={mV - (F over 10)} over {({ T } over { P })*({ 9,9 } over { (2^12-1)})*({(10^4+E)} over { 10^4 })*10^3}={mV - (F over 10)} over {{ T * 9900 * (10^4+E)} over { P*(2^12-1)* 10^4}}</annotation>
  </semantics>
</math>
</file>

<file path=Object 2/content.xml><?xml version="1.0" encoding="utf-8"?>
<math xmlns="http://www.w3.org/1998/Math/MathML" display="block">
  <semantics>
    <mrow>
      <mi mathvariant="italic">mV</mi>
      <mo stretchy="false">=</mo>
      <mrow>
        <mrow>
          <mi>X</mi>
          <mo stretchy="false">∗</mo>
          <mfrac>
            <mrow>
              <mn>9900</mn>
              <mo stretchy="false">∗</mo>
              <mi>T</mi>
              <mo stretchy="false">∗</mo>
              <mrow>
                <mo fence="true" stretchy="false">(</mo>
                <mrow>
                  <mrow>
                    <msup>
                      <mn>10</mn>
                      <mn>4</mn>
                    </msup>
                    <mo stretchy="false">+</mo>
                    <mi>E</mi>
                  </mrow>
                </mrow>
                <mo fence="true" stretchy="false">)</mo>
              </mrow>
            </mrow>
            <mrow>
              <msup>
                <mn>2</mn>
                <mn>12</mn>
              </msup>
              <mo stretchy="false">∗</mo>
              <msup>
                <mn>10</mn>
                <mn>4</mn>
              </msup>
              <mo stretchy="false">∗</mo>
              <mi>P</mi>
            </mrow>
          </mfrac>
        </mrow>
        <mo stretchy="false">+</mo>
        <mfrac>
          <mi>F</mi>
          <mn>10</mn>
        </mfrac>
      </mrow>
    </mrow>
    <annotation encoding="StarMath 5.0">mV=X *  {{9900 * T * (10^4+E)} over {2^12 * 10^4 *P}} + { F over 10 }</annotation>
  </semantics>
</math>
</file>

<file path=Object 20/content.xml><?xml version="1.0" encoding="utf-8"?>
<math xmlns="http://www.w3.org/1998/Math/MathML" display="block">
  <semantics>
    <mrow>
      <mi>X</mi>
      <mo stretchy="false">=</mo>
      <mrow>
        <mrow>
          <mi mathvariant="italic">mV</mi>
          <mo stretchy="false">∗</mo>
          <mrow>
            <mo fence="true" stretchy="false">(</mo>
            <mrow>
              <mfrac>
                <mrow>
                  <mi>P</mi>
                  <mo stretchy="false">∗</mo>
                  <mrow>
                    <mo fence="true" stretchy="false">(</mo>
                    <mrow>
                      <mrow>
                        <msup>
                          <mn>2</mn>
                          <mn>1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∗</mo>
                  <msup>
                    <mn>10</mn>
                    <mn>4</mn>
                  </msup>
                </mrow>
                <mrow>
                  <mi>T</mi>
                  <mo stretchy="false">∗</mo>
                  <mn>9900</mn>
                  <mo stretchy="false">∗</mo>
                  <mrow>
                    <mo fence="true" stretchy="false">(</mo>
                    <mrow>
                      <mrow>
                        <msup>
                          <mn>10</mn>
                          <mn>4</mn>
                        </msup>
                        <mo stretchy="false">+</mo>
                        <mi>E</mi>
                      </mrow>
                    </mrow>
                    <mo fence="true" stretchy="false">)</mo>
                  </mrow>
                </mrow>
              </mfrac>
            </mrow>
            <mo fence="true" stretchy="false">)</mo>
          </mrow>
        </mrow>
        <mo stretchy="false">−</mo>
        <mrow>
          <mrow>
            <mo fence="true" stretchy="false">(</mo>
            <mrow>
              <mfrac>
                <mi>F</mi>
                <mn>10</mn>
              </mfrac>
            </mrow>
            <mo fence="true" stretchy="false">)</mo>
          </mrow>
          <mo stretchy="false">∗</mo>
          <mrow>
            <mo fence="true" stretchy="false">(</mo>
            <mrow>
              <mfrac>
                <mrow>
                  <mi>P</mi>
                  <mo stretchy="false">∗</mo>
                  <mrow>
                    <mo fence="true" stretchy="false">(</mo>
                    <mrow>
                      <mrow>
                        <msup>
                          <mn>2</mn>
                          <mn>1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∗</mo>
                  <msup>
                    <mn>10</mn>
                    <mn>4</mn>
                  </msup>
                </mrow>
                <mrow>
                  <mi>T</mi>
                  <mo stretchy="false">∗</mo>
                  <mn>9900</mn>
                  <mo stretchy="false">∗</mo>
                  <mrow>
                    <mo fence="true" stretchy="false">(</mo>
                    <mrow>
                      <mrow>
                        <msup>
                          <mn>10</mn>
                          <mn>4</mn>
                        </msup>
                        <mo stretchy="false">+</mo>
                        <mi>E</mi>
                      </mrow>
                    </mrow>
                    <mo fence="true" stretchy="false">)</mo>
                  </mrow>
                </mrow>
              </mfrac>
            </mrow>
            <mo fence="true" stretchy="false">)</mo>
          </mrow>
        </mrow>
      </mrow>
    </mrow>
    <annotation encoding="StarMath 5.0">X={mV *({ P*(2^12-1)* 10^4} over { T * 9900 * (10^4+E)}) - (F over 10)*({ P*(2^12-1)* 10^4} over { T * 9900 * (10^4+E)}) }</annotation>
  </semantics>
</math>
</file>

<file path=Object 3/content.xml><?xml version="1.0" encoding="utf-8"?>
<math xmlns="http://www.w3.org/1998/Math/MathML" display="block">
  <semantics>
    <mrow>
      <mi>m</mi>
      <mrow>
        <mn>14</mn>
        <mo stretchy="false">=</mo>
        <mrow>
          <mrow>
            <mi>X</mi>
            <mo stretchy="false">∗</mo>
            <mfrac>
              <mrow>
                <msup>
                  <mn>2</mn>
                  <mn>2</mn>
                </msup>
                <mo stretchy="false">∗</mo>
                <mn>9900</mn>
                <mo stretchy="false">∗</mo>
                <mi>T</mi>
                <mo stretchy="false">∗</mo>
                <mrow>
                  <mo fence="true" stretchy="false">(</mo>
                  <mrow>
                    <mrow>
                      <msup>
                        <mn>10</mn>
                        <mn>4</mn>
                      </msup>
                      <mo stretchy="false">+</mo>
                      <mi>E</mi>
                    </mrow>
                  </mrow>
                  <mo fence="true" stretchy="false">)</mo>
                </mrow>
              </mrow>
              <mrow>
                <msup>
                  <mn>10</mn>
                  <mn>4</mn>
                </msup>
                <mo stretchy="false">∗</mo>
                <mi>P</mi>
              </mrow>
            </mfrac>
          </mrow>
          <mo stretchy="false">+</mo>
          <mfrac>
            <mrow>
              <msup>
                <mn>2</mn>
                <mn>14</mn>
              </msup>
              <mo stretchy="false">∗</mo>
              <mi>F</mi>
            </mrow>
            <mn>10</mn>
          </mfrac>
        </mrow>
      </mrow>
    </mrow>
    <annotation encoding="StarMath 5.0">m14 = X * {{2^2 * 9900 * T * (10^4+E)} over {10^4 *P}} + { {2^14*F} over 10 }</annotation>
  </semantics>
</math>
</file>

<file path=Object 4/content.xml><?xml version="1.0" encoding="utf-8"?>
<math xmlns="http://www.w3.org/1998/Math/MathML" display="block">
  <semantics>
    <mrow>
      <mi>k</mi>
      <mrow>
        <mn>14</mn>
        <mo stretchy="false">=</mo>
        <mfrac>
          <mfrac>
            <mrow>
              <msup>
                <mn>2</mn>
                <mn>2</mn>
              </msup>
              <mo stretchy="false">∗</mo>
              <mn>9900</mn>
              <mo stretchy="false">∗</mo>
              <mi>T</mi>
              <mo stretchy="false">∗</mo>
              <mrow>
                <mo fence="true" stretchy="false">(</mo>
                <mrow>
                  <mrow>
                    <msup>
                      <mn>10</mn>
                      <mn>4</mn>
                    </msup>
                    <mo stretchy="false">+</mo>
                    <mi>E</mi>
                  </mrow>
                </mrow>
                <mo fence="true" stretchy="false">)</mo>
              </mrow>
            </mrow>
            <msup>
              <mn>10</mn>
              <mn>4</mn>
            </msup>
          </mfrac>
          <mi>P</mi>
        </mfrac>
      </mrow>
    </mrow>
    <annotation encoding="StarMath 5.0">k14 = {{2^2 * 9900 * T*(10^4+E)} over {10^4} } over {P}
</annotation>
  </semantics>
</math>
</file>

<file path=Object 5/content.xml><?xml version="1.0" encoding="utf-8"?>
<math xmlns="http://www.w3.org/1998/Math/MathML" display="block">
  <semantics>
    <mrow>
      <mi>f</mi>
      <mrow>
        <mn>14</mn>
        <mo stretchy="false">=</mo>
        <mfrac>
          <mrow>
            <msup>
              <mn>2</mn>
              <mn>14</mn>
            </msup>
            <mo stretchy="false">∗</mo>
            <mi>F</mi>
          </mrow>
          <mn>10</mn>
        </mfrac>
      </mrow>
    </mrow>
    <annotation encoding="StarMath 5.0">f14 = { {2^14*F} over 10 }</annotation>
  </semantics>
</math>
</file>

<file path=Object 6/content.xml><?xml version="1.0" encoding="utf-8"?>
<math xmlns="http://www.w3.org/1998/Math/MathML" display="block">
  <semantics>
    <mrow>
      <mi mathvariant="italic">mV</mi>
      <mo stretchy="false">=</mo>
      <mfrac>
        <mrow>
          <mrow>
            <mi>X</mi>
            <mo stretchy="false">∗</mo>
            <mi>k</mi>
          </mrow>
          <mrow>
            <mn>14</mn>
            <mo stretchy="false">+</mo>
            <mi>f</mi>
          </mrow>
          <mn>14</mn>
        </mrow>
        <msup>
          <mn>2</mn>
          <mn>14</mn>
        </msup>
      </mfrac>
    </mrow>
    <annotation encoding="StarMath 5.0">mV = {X * k14 + f14} over 2^14
</annotation>
  </semantics>
</math>
</file>

<file path=Object 7/content.xml><?xml version="1.0" encoding="utf-8"?>
<math xmlns="http://www.w3.org/1998/Math/MathML" display="block">
  <semantics>
    <mrow>
      <mi mathvariant="italic">uA</mi>
      <mo stretchy="false">=</mo>
      <mfrac>
        <mrow>
          <mrow>
            <mi>X</mi>
            <mo stretchy="false">∗</mo>
            <mi>k</mi>
          </mrow>
          <mrow>
            <mn>13</mn>
            <mo stretchy="false">+</mo>
            <mi>f</mi>
          </mrow>
          <mn>13</mn>
        </mrow>
        <msup>
          <mn>2</mn>
          <mn>13</mn>
        </msup>
      </mfrac>
    </mrow>
    <annotation encoding="StarMath 5.0">uA = {X * k13 + f13} over 2^13
</annotation>
  </semantics>
</math>
</file>

<file path=Object 8/content.xml><?xml version="1.0" encoding="utf-8"?>
<math xmlns="http://www.w3.org/1998/Math/MathML" display="block">
  <semantics>
    <mrow>
      <mi mathvariant="italic">mA</mi>
      <mo stretchy="false">=</mo>
      <mrow>
        <mrow>
          <mi>X</mi>
          <mo stretchy="false">⋅</mo>
          <mrow>
            <mo fence="true" stretchy="false">(</mo>
            <mrow>
              <mfrac>
                <mi>T</mi>
                <mi>P</mi>
              </mfrac>
            </mrow>
            <mo fence="true" stretchy="false">)</mo>
          </mrow>
          <mo stretchy="false">⋅</mo>
          <mrow>
            <mo fence="true" stretchy="false">(</mo>
            <mrow>
              <mfrac>
                <mn>33</mn>
                <msup>
                  <mn>2</mn>
                  <mn>12</mn>
                </msup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n>1</mn>
                <mo stretchy="false">+</mo>
                <mfrac>
                  <mi>E</mi>
                  <msup>
                    <mn>10</mn>
                    <mn>4</mn>
                  </msup>
                </mfrac>
              </mrow>
            </mrow>
            <mo fence="true" stretchy="false">)</mo>
          </mrow>
        </mrow>
        <mo stretchy="false">+</mo>
        <mfrac>
          <mi>F</mi>
          <msup>
            <mn>10</mn>
            <mn>4</mn>
          </msup>
        </mfrac>
      </mrow>
    </mrow>
    <annotation encoding="StarMath 5.0">mA=X cdot ( { T } over { P } ) cdot ( { 33 } over { 2^12 } )  cdot (1+{E} over { 10^4 }) +  F over 10^4 </annotation>
  </semantics>
</math>
</file>

<file path=Object 9/content.xml><?xml version="1.0" encoding="utf-8"?>
<math xmlns="http://www.w3.org/1998/Math/MathML" display="block">
  <semantics>
    <mrow>
      <mi mathvariant="italic">uA</mi>
      <mo stretchy="false">=</mo>
      <mrow>
        <mrow>
          <mi>X</mi>
          <mo stretchy="false">∗</mo>
          <mfrac>
            <mrow>
              <mn>33000</mn>
              <mo stretchy="false">∗</mo>
              <mi>T</mi>
              <mo stretchy="false">∗</mo>
              <mrow>
                <mo fence="true" stretchy="false">(</mo>
                <mrow>
                  <mrow>
                    <msup>
                      <mn>10</mn>
                      <mn>4</mn>
                    </msup>
                    <mo stretchy="false">+</mo>
                    <mi>E</mi>
                  </mrow>
                </mrow>
                <mo fence="true" stretchy="false">)</mo>
              </mrow>
            </mrow>
            <mrow>
              <msup>
                <mn>2</mn>
                <mn>12</mn>
              </msup>
              <mo stretchy="false">∗</mo>
              <msup>
                <mn>10</mn>
                <mn>4</mn>
              </msup>
              <mo stretchy="false">∗</mo>
              <mi>P</mi>
            </mrow>
          </mfrac>
        </mrow>
        <mo stretchy="false">+</mo>
        <mfrac>
          <mi>F</mi>
          <mn>10</mn>
        </mfrac>
      </mrow>
    </mrow>
    <annotation encoding="StarMath 5.0">uA=X *  {{33000 * T * (10^4+E)} over {2^12 * 10^4 *P}} + { F over 10 }</annotation>
  </semantics>
</math>
</file>